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25.601cm" fo:margin-left="0.113cm" table:align="left"/>
    </style:style>
    <style:style style:name="Tabella1.A" style:family="table-column">
      <style:table-column-properties style:column-width="13.806cm"/>
    </style:style>
    <style:style style:name="Tabella1.B" style:family="table-column">
      <style:table-column-properties style:column-width="10.991cm"/>
    </style:style>
    <style:style style:name="Tabella1.C" style:family="table-column">
      <style:table-column-properties style:column-width="0.804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4" style:family="table-row">
      <style:table-row-properties style:min-row-height="0.661cm"/>
    </style:style>
    <style:style style:name="Tabella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803f2" officeooo:paragraph-rsid="001803f2"/>
    </style:style>
    <style:style style:name="P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1689eb" officeooo:paragraph-rsid="001689eb" style:font-name-asian="Courier New" style:font-size-asian="10pt" style:font-name-complex="Liberation Mono" style:font-size-complex="10pt"/>
    </style:style>
    <style:style style:name="P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171ca1" style:font-name-asian="Courier New" style:font-size-asian="10pt" style:font-name-complex="Liberation Mono" style:font-size-complex="10pt"/>
    </style:style>
    <style:style style:name="P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1edaee" style:font-name-asian="Courier New" style:font-size-asian="10pt" style:font-name-complex="Liberation Mono" style:font-size-complex="10pt"/>
    </style:style>
    <style:style style:name="P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2bf43" style:font-name-asian="Courier New" style:font-size-asian="10pt" style:font-name-complex="Liberation Mono" style:font-size-complex="10pt"/>
    </style:style>
    <style:style style:name="P7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67f9b" style:font-name-asian="Courier New" style:font-size-asian="10pt" style:font-name-complex="Liberation Mono" style:font-size-complex="10pt"/>
    </style:style>
    <style:style style:name="P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6ea05" style:font-name-asian="Courier New" style:font-size-asian="10pt" style:font-name-complex="Liberation Mono" style:font-size-complex="10pt"/>
    </style:style>
    <style:style style:name="P9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a054b" style:font-name-asian="Courier New" style:font-size-asian="10pt" style:font-name-complex="Liberation Mono" style:font-size-complex="10pt"/>
    </style:style>
    <style:style style:name="P10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97d17" officeooo:paragraph-rsid="001edaee" style:font-name-asian="Courier New" style:font-size-asian="10pt" style:font-name-complex="Liberation Mono" style:font-size-complex="10pt"/>
    </style:style>
    <style:style style:name="P11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ab945" officeooo:paragraph-rsid="001edaee" style:font-name-asian="Courier New" style:font-size-asian="10pt" style:font-name-complex="Liberation Mono" style:font-size-complex="10pt"/>
    </style:style>
    <style:style style:name="P1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ab945" officeooo:paragraph-rsid="001ab945" style:font-name-asian="Courier New" style:font-size-asian="10pt" style:font-name-complex="Liberation Mono" style:font-size-complex="10pt"/>
    </style:style>
    <style:style style:name="P1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c40e0" officeooo:paragraph-rsid="001edaee" style:font-name-asian="Courier New" style:font-size-asian="10pt" style:font-name-complex="Liberation Mono" style:font-size-complex="10pt"/>
    </style:style>
    <style:style style:name="P1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style:font-size-asian="10pt" style:font-size-complex="10pt"/>
    </style:style>
    <style:style style:name="P15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d86b3" officeooo:paragraph-rsid="001d86b3" style:font-name-asian="Courier New" style:font-size-asian="10pt" style:font-name-complex="Liberation Mono" style:font-size-complex="10pt"/>
    </style:style>
    <style:style style:name="P16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17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67f9b" officeooo:paragraph-rsid="00267f9b" style:font-name-asian="Courier New" style:font-size-asian="10pt" style:font-name-complex="Liberation Mono" style:font-size-complex="10pt"/>
    </style:style>
    <style:style style:name="P18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67f9b" officeooo:paragraph-rsid="0026ea05" style:font-name-asian="Courier New" style:font-size-asian="10pt" style:font-name-complex="Liberation Mono" style:font-size-complex="10pt"/>
    </style:style>
    <style:style style:name="P19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752b9" officeooo:paragraph-rsid="002752b9" style:font-name-asian="Courier New" style:font-size-asian="10pt" style:font-name-complex="Liberation Mono" style:font-size-complex="10pt"/>
    </style:style>
    <style:style style:name="P20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752b9" officeooo:paragraph-rsid="002752b9" style:font-name-asian="Courier New" style:font-size-asian="10pt" style:font-name-complex="Liberation Mono" style:font-size-complex="10pt"/>
    </style:style>
    <style:style style:name="P21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90646" officeooo:paragraph-rsid="00290646" style:font-name-asian="Courier New" style:font-size-asian="10pt" style:font-name-complex="Liberation Mono" style:font-size-complex="10pt"/>
    </style:style>
    <style:style style:name="P22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90646" officeooo:paragraph-rsid="00290646" style:font-name-asian="Courier New" style:font-size-asian="10pt" style:font-name-complex="Liberation Mono" style:font-size-complex="10pt"/>
    </style:style>
    <style:style style:name="P23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03f2" officeooo:paragraph-rsid="001803f2" style:font-name-asian="Courier New" style:font-size-asian="10pt" style:font-name-complex="Liberation Mono" style:font-size-complex="10pt"/>
    </style:style>
    <style:style style:name="P24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4451" officeooo:paragraph-rsid="00184451" style:font-name-asian="Courier New" style:font-size-asian="10pt" style:font-name-complex="Liberation Mono" style:font-size-complex="10pt"/>
    </style:style>
    <style:style style:name="P25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97d17" officeooo:paragraph-rsid="00197d17" style:font-name-asian="Courier New" style:font-size-asian="10pt" style:font-name-complex="Liberation Mono" style:font-size-complex="10pt"/>
    </style:style>
    <style:style style:name="P26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ab945" officeooo:paragraph-rsid="001ab945" style:font-name-asian="Courier New" style:font-size-asian="10pt" style:font-name-complex="Liberation Mono" style:font-size-complex="10pt"/>
    </style:style>
    <style:style style:name="P27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c40e0" officeooo:paragraph-rsid="001c40e0" style:font-name-asian="Courier New" style:font-size-asian="10pt" style:font-name-complex="Liberation Mono" style:font-size-complex="10pt"/>
    </style:style>
    <style:style style:name="P2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1689eb" officeooo:paragraph-rsid="001689eb" style:font-name-asian="Courier New" style:font-size-asian="10pt" style:font-name-complex="Liberation Mono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officeooo:paragraph-rsid="001689eb"/>
    </style:style>
    <style:style style:name="P30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689eb" officeooo:paragraph-rsid="001689eb" style:font-name-asian="Courier New" style:font-size-asian="10pt" style:font-name-complex="Liberation Mono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32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d86b3" officeooo:paragraph-rsid="001d86b3" style:font-name-asian="Courier New" style:font-size-asian="10pt" style:font-name-complex="Liberation Mono" style:font-size-complex="10pt"/>
    </style:style>
    <style:style style:name="P33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07b96" officeooo:paragraph-rsid="00207b96" style:font-size-asian="10pt" style:font-size-complex="10pt"/>
    </style:style>
    <style:style style:name="P34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d86b3" officeooo:paragraph-rsid="001d86b3" fo:background-color="transparent" style:font-name-asian="Courier New" style:font-size-asian="10pt" style:font-name-complex="Liberation Mono" style:font-size-complex="10pt"/>
    </style:style>
    <style:style style:name="T1" style:family="text">
      <style:text-properties officeooo:rsid="00171ca1"/>
    </style:style>
    <style:style style:name="T2" style:family="text">
      <style:text-properties style:font-name="Liberation Mono" fo:font-size="10pt" style:font-name-asian="Courier New" style:font-size-asian="10pt" style:font-name-complex="Liberation Mono" style:font-size-complex="10pt"/>
    </style:style>
    <style:style style:name="T3" style:family="text">
      <style:text-properties officeooo:rsid="00184451"/>
    </style:style>
    <style:style style:name="T4" style:family="text">
      <style:text-properties fo:color="#000000"/>
    </style:style>
    <style:style style:name="T5" style:family="text">
      <style:text-properties fo:color="#000000" fo:background-color="#e8f2fe"/>
    </style:style>
    <style:style style:name="T6" style:family="text">
      <style:text-properties fo:color="#000000" officeooo:rsid="001edaee" fo:background-color="#e8f2fe"/>
    </style:style>
    <style:style style:name="T7" style:family="text">
      <style:text-properties fo:color="#000000" officeooo:rsid="0022bf43" fo:background-color="#e8f2fe"/>
    </style:style>
    <style:style style:name="T8" style:family="text">
      <style:text-properties fo:color="#000000" officeooo:rsid="00248099"/>
    </style:style>
    <style:style style:name="T9" style:family="text">
      <style:text-properties officeooo:rsid="001edaee"/>
    </style:style>
    <style:style style:name="T10" style:family="text">
      <style:text-properties officeooo:rsid="00226e74"/>
    </style:style>
    <style:style style:name="T11" style:family="text">
      <style:text-properties officeooo:rsid="00248099"/>
    </style:style>
    <style:style style:name="T12" style:family="text">
      <style:text-properties fo:color="#3f7f5f"/>
    </style:style>
    <style:style style:name="T13" style:family="text">
      <style:text-properties fo:color="#3f7f5f" officeooo:rsid="00248099"/>
    </style:style>
    <style:style style:name="T14" style:family="text">
      <style:text-properties officeooo:rsid="00267f9b"/>
    </style:style>
    <style:style style:name="T15" style:family="text">
      <style:text-properties officeooo:rsid="0026ea05"/>
    </style:style>
    <style:style style:name="T16" style:family="text">
      <style:text-properties officeooo:rsid="002a05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CHIAMATA FUNZIONE</text:p>
          </table:table-cell>
          <table:table-cell table:style-name="Tabella1.B1" office:value-type="string">
            <text:p text:style-name="P2">DESCRIZIONE</text:p>
          </table:table-cell>
          <table:table-cell table:style-name="Tabella1.C1" office:value-type="string">
            <text:p text:style-name="P30">C</text:p>
          </table:table-cell>
        </table:table-row>
        <table:table-row>
          <table:table-cell table:style-name="Tabella1.A2" office:value-type="string">
            <text:p text:style-name="P3"/>
            <text:p text:style-name="P3">http://localhost:8080/<text:span text:style-name="T1">Login</text:span>/ID/PW</text:p>
          </table:table-cell>
          <table:table-cell table:style-name="Tabella1.A2" office:value-type="string">
            <text:p text:style-name="P16">Login</text:p>
          </table:table-cell>
          <table:table-cell table:style-name="Tabella1.C23" office:value-type="string">
            <text:p text:style-name="P31">x</text:p>
          </table:table-cell>
        </table:table-row>
        <table:table-row>
          <table:table-cell table:style-name="Tabella1.A2" office:value-type="string">
            <text:p text:style-name="P4"/>
            <text:p text:style-name="P4">http://localhost:8080/Register/ID/PW</text:p>
          </table:table-cell>
          <table:table-cell table:style-name="Tabella1.A2" office:value-type="string">
            <text:p text:style-name="P16">Inserimento nuovo giocatore</text:p>
          </table:table-cell>
          <table:table-cell table:style-name="Tabella1.C23" office:value-type="string">
            <text:p text:style-name="P31">x</text:p>
          </table:table-cell>
        </table:table-row>
        <table:table-row>
          <table:table-cell table:style-name="Tabella1.A2" office:value-type="string">
            <text:p text:style-name="P4"><text:span text:style-name="T14">boolean</text:span> checkUser(String user)</text:p>
          </table:table-cell>
          <table:table-cell table:style-name="Tabella1.A2" office:value-type="string">
            <text:p text:style-name="P17">Ritorna ‘true’ se esiste un giocatore con ID = user</text:p>
          </table:table-cell>
          <table:table-cell table:style-name="Tabella1.C23" office:value-type="string">
            <text:p text:style-name="P29"/>
          </table:table-cell>
        </table:table-row>
        <table:table-row>
          <table:table-cell table:style-name="Tabella1.A2" office:value-type="string">
            <text:p text:style-name="P7"><text:span text:style-name="T14">boolean</text:span> check<text:span text:style-name="T14">Owner</text:span>(String user, <text:span text:style-name="T14">int COD_M</text:span>)</text:p>
          </table:table-cell>
          <table:table-cell table:style-name="Tabella1.A2" office:value-type="string">
            <text:p text:style-name="P17">Ritorn<text:span text:style-name="T15">a</text:span> ‘true’ se user è il proprietario del mostro COD_M</text:p>
          </table:table-cell>
          <table:table-cell table:style-name="Tabella1.C23" office:value-type="string">
            <text:p text:style-name="P29"/>
          </table:table-cell>
        </table:table-row>
        <table:table-row>
          <table:table-cell table:style-name="Tabella1.A2" office:value-type="string">
            <text:p text:style-name="P8"><text:span text:style-name="T14">boolean</text:span> check<text:span text:style-name="T14">Owner</text:span>(String user, <text:span text:style-name="T15">String w_name</text:span>)</text:p>
          </table:table-cell>
          <table:table-cell table:style-name="Tabella1.A2" office:value-type="string">
            <text:p text:style-name="P18">Ritorn<text:span text:style-name="T15">a</text:span> ‘true’ se user è il proprietario del <text:span text:style-name="T15">wearable</text:span> <text:span text:style-name="T15">w_name</text:span></text:p>
          </table:table-cell>
          <table:table-cell table:style-name="Tabella1.C23" office:value-type="string">
            <text:p text:style-name="P29"/>
          </table:table-cell>
        </table:table-row>
        <table:table-row>
          <table:table-cell table:style-name="Tabella1.A2" office:value-type="string">
            <text:p text:style-name="P19">String findOwner (int COD_M)</text:p>
          </table:table-cell>
          <table:table-cell table:style-name="Tabella1.A2" office:value-type="string">
            <text:p text:style-name="P20">Ritorna l’ID del propietario del mostro COD_M</text:p>
          </table:table-cell>
          <table:table-cell table:style-name="Tabella1.C23" office:value-type="string">
            <text:p text:style-name="P29"/>
          </table:table-cell>
        </table:table-row>
        <table:table-row>
          <table:table-cell table:style-name="Tabella1.A2" office:value-type="string">
            <text:p text:style-name="P21">int nOwned (String user, String w_name)</text:p>
          </table:table-cell>
          <table:table-cell table:style-name="Tabella1.A2" office:value-type="string">
            <text:p text:style-name="P22">Ritorna il numero di oggetti w_name posseduti da user</text:p>
          </table:table-cell>
          <table:table-cell table:style-name="Tabella1.C23" office:value-type="string">
            <text:p text:style-name="P29"/>
          </table:table-cell>
        </table:table-row>
        <table:table-row>
          <table:table-cell table:style-name="Tabella1.A2" office:value-type="string">
            <text:p text:style-name="P21">int nEquipped (String user, String w_name)</text:p>
          </table:table-cell>
          <table:table-cell table:style-name="Tabella1.A2" office:value-type="string">
            <text:p text:style-name="P22">Ritorna il numero di oggetti w_name equipaggiati da user</text:p>
          </table:table-cell>
          <table:table-cell table:style-name="Tabella1.C23" office:value-type="string">
            <text:p text:style-name="P29"/>
          </table:table-cell>
        </table:table-row>
        <table:table-row>
          <table:table-cell table:style-name="Tabella1.A2" office:value-type="string">
            <text:p text:style-name="P21">int nAvailable (String user, String w_name)</text:p>
            <text:p text:style-name="P9">http://localhost:8080/<text:span text:style-name="T16">nAvailable/ID/W_NAME</text:span></text:p>
          </table:table-cell>
          <table:table-cell table:style-name="Tabella1.A2" office:value-type="string">
            <text:p text:style-name="P22">Ritorna il numero di oggetti w_name posseduti <text:span text:style-name="T16">e non equipaggiati </text:span>da user</text:p>
          </table:table-cell>
          <table:table-cell table:style-name="Tabella1.C23" office:value-type="string">
            <text:p text:style-name="P29"/>
          </table:table-cell>
        </table:table-row>
        <table:table-row>
          <table:table-cell table:style-name="Tabella1.A2" office:value-type="string">
            <text:p text:style-name="P14"/>
          </table:table-cell>
          <table:table-cell table:style-name="Tabella1.A2" office:value-type="string">
            <text:p text:style-name="P23">Selezione Team</text:p>
          </table:table-cell>
          <table:table-cell table:style-name="Tabella1.C23" office:value-type="string">
            <text:p text:style-name="P29"/>
          </table:table-cell>
        </table:table-row>
        <table:table-row>
          <table:table-cell table:style-name="Tabella1.A2" office:value-type="string">
            <text:p text:style-name="P14"/>
          </table:table-cell>
          <table:table-cell table:style-name="Tabella1.A2" office:value-type="string">
            <text:p text:style-name="P23">Equipaggiare oggetti a mostri</text:p>
          </table:table-cell>
          <table:table-cell table:style-name="Tabella1.C23" office:value-type="string">
            <text:p text:style-name="P29"/>
          </table:table-cell>
        </table:table-row>
        <table:table-row>
          <table:table-cell table:style-name="Tabella1.A2" office:value-type="string">
            <text:p text:style-name="P14"/>
          </table:table-cell>
          <table:table-cell table:style-name="Tabella1.A2" office:value-type="string">
            <text:p text:style-name="P23">Usare oggetti</text:p>
          </table:table-cell>
          <table:table-cell table:style-name="Tabella1.C23" office:value-type="string">
            <text:p text:style-name="P29"/>
          </table:table-cell>
        </table:table-row>
        <table:table-row>
          <table:table-cell table:style-name="Tabella1.A2" office:value-type="string">
            <text:p text:style-name="P14"/>
          </table:table-cell>
          <table:table-cell table:style-name="Tabella1.A2" office:value-type="string">
            <text:p text:style-name="P23">Aumento livello mostro</text:p>
          </table:table-cell>
          <table:table-cell table:style-name="Tabella1.C23" office:value-type="string">
            <text:p text:style-name="P29"/>
          </table:table-cell>
        </table:table-row>
        <table:table-row>
          <table:table-cell table:style-name="Tabella1.A2" office:value-type="string">
            <text:p text:style-name="P14"/>
          </table:table-cell>
          <table:table-cell table:style-name="Tabella1.A2" office:value-type="string">
            <text:p text:style-name="P23">Stato battaglia</text:p>
          </table:table-cell>
          <table:table-cell table:style-name="Tabella1.C23" office:value-type="string">
            <text:p text:style-name="P29"/>
          </table:table-cell>
        </table:table-row>
        <table:table-row>
          <table:table-cell table:style-name="Tabella1.A2" office:value-type="string">
            <text:p text:style-name="P14"/>
          </table:table-cell>
          <table:table-cell table:style-name="Tabella1.A2" office:value-type="string">
            <text:p text:style-name="P24">Ready for a game → matchmaking</text:p>
          </table:table-cell>
          <table:table-cell table:style-name="Tabella1.C23" office:value-type="string">
            <text:p text:style-name="P29"/>
          </table:table-cell>
        </table:table-row>
        <table:table-row>
          <table:table-cell table:style-name="Tabella1.A2" office:value-type="string">
            <text:p text:style-name="P14"/>
          </table:table-cell>
          <table:table-cell table:style-name="Tabella1.A2" office:value-type="string">
            <text:p text:style-name="P24">Creazione partita </text:p>
          </table:table-cell>
          <table:table-cell table:style-name="Tabella1.C23" office:value-type="string">
            <text:p text:style-name="P29"/>
          </table:table-cell>
        </table:table-row>
        <text:soft-page-break/>
        <table:table-row>
          <table:table-cell table:style-name="Tabella1.A2" office:value-type="string">
            <text:p text:style-name="P14"/>
          </table:table-cell>
          <table:table-cell table:style-name="Tabella1.A2" office:value-type="string">
            <text:p text:style-name="P24">Visualizzazione oggetti</text:p>
          </table:table-cell>
          <table:table-cell table:style-name="Tabella1.C23" office:value-type="string">
            <text:p text:style-name="P29"/>
          </table:table-cell>
        </table:table-row>
        <table:table-row>
          <table:table-cell table:style-name="Tabella1.A2" office:value-type="string">
            <text:p text:style-name="P33"><text:span text:style-name="T5">String mCollection (String user)</text:span></text:p>
            <text:p text:style-name="P6"><text:span text:style-name="T5">http://localhost:8080/</text:span><text:span text:style-name="T6">m</text:span><text:span text:style-name="T7">Collection/ID</text:span></text:p>
          </table:table-cell>
          <table:table-cell table:style-name="Tabella1.A2" office:value-type="string">
            <text:p text:style-name="P24">Visualizzazione mostri collezionati <text:span text:style-name="T10">di user</text:span></text:p>
          </table:table-cell>
          <table:table-cell table:style-name="Tabella1.C23" office:value-type="string">
            <text:p text:style-name="P29"/>
          </table:table-cell>
        </table:table-row>
        <table:table-row>
          <table:table-cell table:style-name="Tabella1.A2" office:value-type="string">
            <text:p text:style-name="P10">String mAbility(int COD_M)</text:p>
            <text:p text:style-name="P5">http://localhost:8080/<text:span text:style-name="T9">mAbility/COD_M</text:span></text:p>
          </table:table-cell>
          <table:table-cell table:style-name="Tabella1.A2" office:value-type="string">
            <text:p text:style-name="P25">Visualizza abilità del mostro(COD_M)</text:p>
          </table:table-cell>
          <table:table-cell table:style-name="Tabella1.C23" office:value-type="string">
            <text:p text:style-name="P29"/>
          </table:table-cell>
        </table:table-row>
        <table:table-row>
          <table:table-cell table:style-name="Tabella1.A2" office:value-type="string">
            <text:p text:style-name="P10">String mEquipped(int COD_M)</text:p>
            <text:p text:style-name="P5">http://localhost:8080/<text:span text:style-name="T9">mEquipped/COD_M</text:span></text:p>
          </table:table-cell>
          <table:table-cell table:style-name="Tabella1.A2" office:value-type="string">
            <text:p text:style-name="P25">Visualizza equip di un mostro</text:p>
          </table:table-cell>
          <table:table-cell table:style-name="Tabella1.C23" office:value-type="string">
            <text:p text:style-name="P29"/>
          </table:table-cell>
        </table:table-row>
        <table:table-row>
          <table:table-cell table:style-name="Tabella1.A2" office:value-type="string">
            <text:p text:style-name="P10">String mFighting(String ID_OWNER)</text:p>
            <text:p text:style-name="P5">http://localhost:8080/<text:span text:style-name="T9">mFighting/ID_OWNER</text:span></text:p>
          </table:table-cell>
          <table:table-cell table:style-name="Tabella1.A2" office:value-type="string">
            <text:p text:style-name="P25">Visualizza i mostri in combattimento di un user</text:p>
          </table:table-cell>
          <table:table-cell table:style-name="Tabella1.C23" office:value-type="string">
            <text:p text:style-name="P29"/>
          </table:table-cell>
        </table:table-row>
        <table:table-row>
          <table:table-cell table:style-name="Tabella1.A2" office:value-type="string">
            <text:p text:style-name="P11">String mInfo (String denomination)</text:p>
            <text:p text:style-name="P5">http://localhost:8080/<text:span text:style-name="T9">mInfo/denomination</text:span></text:p>
          </table:table-cell>
          <table:table-cell table:style-name="Tabella1.A2" office:value-type="string">
            <text:p text:style-name="P26">Visualizza le info del mostro con denominazione denomination</text:p>
          </table:table-cell>
          <table:table-cell table:style-name="Tabella1.C23" office:value-type="string">
            <text:p text:style-name="P29"/>
          </table:table-cell>
        </table:table-row>
        <table:table-row table:style-name="Tabella1.24">
          <table:table-cell table:style-name="Tabella1.A2" office:value-type="string">
            <text:p text:style-name="P12">String mInfo (int COD_M<text:span text:style-name="T9">)</text:span></text:p>
            <text:p text:style-name="P5">http://localhost:8080/<text:span text:style-name="T9">COD_M</text:span></text:p>
          </table:table-cell>
          <table:table-cell table:style-name="Tabella1.A2" office:value-type="string">
            <text:p text:style-name="P26">Visualizza le info del mostro, posseduto, con codice COD_M</text:p>
          </table:table-cell>
          <table:table-cell table:style-name="Tabella1.C24" office:value-type="string">
            <text:p text:style-name="P29"/>
          </table:table-cell>
        </table:table-row>
        <table:table-row table:style-name="Tabella1.24">
          <table:table-cell table:style-name="Tabella1.A2" office:value-type="string">
            <text:p text:style-name="P13">String deleteUser (String user)</text:p>
            <text:p text:style-name="P5">http://localhost:8080/<text:span text:style-name="T9">deleteUser/user</text:span></text:p>
          </table:table-cell>
          <table:table-cell table:style-name="Tabella1.A2" office:value-type="string">
            <text:p text:style-name="P27">Elimina l’utente con ID user</text:p>
          </table:table-cell>
          <table:table-cell table:style-name="Tabella1.C25" office:value-type="string">
            <text:p text:style-name="P29"/>
          </table:table-cell>
        </table:table-row>
        <table:table-row table:style-name="Tabella1.24">
          <table:table-cell table:style-name="Tabella1.A2" office:value-type="string">
            <text:p text:style-name="P34"><text:span text:style-name="T4">String </text:span><text:span text:style-name="T8">mEquip</text:span><text:span text:style-name="T4"> (</text:span><text:span text:style-name="T8">int </text:span><text:span text:style-name="T4">COD_M, String w_name)</text:span></text:p>
            <text:p text:style-name="P34"><text:span text:style-name="T12">http://localhost:8080/mEquip/W_NAME/COD_M</text:span></text:p>
          </table:table-cell>
          <table:table-cell table:style-name="Tabella1.A2" office:value-type="string">
            <text:p text:style-name="P15"><text:span text:style-name="T11">E</text:span>quipaggia (<text:span text:style-name="T11">agguinge</text:span> dalla tabella equipped) l’oggetto w_name al mostro COD_M</text:p>
          </table:table-cell>
          <table:table-cell table:style-name="Tabella1.C26" office:value-type="string">
            <text:p text:style-name="P29"/>
          </table:table-cell>
        </table:table-row>
        <table:table-row table:style-name="Tabella1.24">
          <table:table-cell table:style-name="Tabella1.A2" office:value-type="string">
            <text:p text:style-name="P34"><text:span text:style-name="T4">String </text:span><text:span text:style-name="T8">mUnequip</text:span><text:span text:style-name="T4"> (</text:span><text:span text:style-name="T8">int </text:span><text:span text:style-name="T4">COD_M, String w_name)</text:span></text:p>
            <text:p text:style-name="P34"><text:span text:style-name="T12">http://localhost:8080/m</text:span><text:span text:style-name="T13">Une</text:span><text:span text:style-name="T12">quip/W_NAME/COD_M</text:span></text:p>
          </table:table-cell>
          <table:table-cell table:style-name="Tabella1.A2" office:value-type="string">
            <text:p text:style-name="P15">Disequipaggia (elimina dalla tabella equipped) l’oggetto w_name dal mostro COD_M</text:p>
          </table:table-cell>
          <table:table-cell table:style-name="Tabella1.C27" office:value-type="string">
            <text:p text:style-name="P29"/>
          </table:table-cell>
        </table:table-row>
      </table:table>
      <text:p text:style-name="Preformatted_20_Text"/>
      <text:p text:style-name="Preformatted_20_Text"/>
      <text:p text:style-name="P1">STATO BATTAGLIA: </text:p>
      <text:p text:style-name="P1">- <text:span text:style-name="T2">Disposizione mostri sul campo</text:span></text:p>
      <text:p text:style-name="P1">- <text:span text:style-name="T2">Azione combattimento</text:span></text:p>
      <text:p text:style-name="P1">- Statistiche/status mostri</text:p>
      <text:p text:style-name="P1">- <text:span text:style-name="T3">Turno</text:span></text:p>
      <text:p text:style-name="P1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4T14:57:12.441102273</dc:date>
    <meta:editing-duration>PT34M30S</meta:editing-duration>
    <meta:editing-cycles>17</meta:editing-cycles>
    <meta:generator>LibreOffice/5.1.2.2$Linux_X86_64 LibreOffice_project/10m0$Build-2</meta:generator>
    <meta:document-statistic meta:table-count="1" meta:image-count="0" meta:object-count="0" meta:page-count="2" meta:paragraph-count="65" meta:word-count="264" meta:character-count="2192" meta:non-whitespace-character-count="1990"/>
  </office:meta>
</office:document-meta>
</file>